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</office:automatic-styles>
  <office:body>
    <office:text>
      <text:h text:style-name="Title">Trabajo con bases de datos mediante JDBC</text:h>
      <text:p text:style-name="Author">Adolfo Sanz De Diego</text:p>
      <text:p text:style-name="Date">Junio de 2011</text:p>
      <text:h text:style-name="Heading_20_1" text:outline-level="1">La API JDBC</text:h>
      <text:p text:style-name="First_20_paragraph"><text:span text:style-name="T1">J</text:span>ava <text:span text:style-name="T2">D</text:span>ata<text:span text:style-name="T3">B</text:span>ase <text:span text:style-name="T4">C</text:span>onnectivity es una API que permite la ejecución de operaciones sobre casi cualquier bases de datos.</text:p>
      <text:p text:style-name="Text_20_body">Es una <text:span text:style-name="T5">especificación</text:span> (una serie de Interfaces).</text:p>
      <text:p text:style-name="Text_20_body">Para utilizar una base de datos en particular, el usuario necesita tener los <text:span text:style-name="T6">drivers</text:span> (la implementación) específicos de esa base de datos.</text:p>
      <text:p text:style-name="Text_20_body">Una vez establecida una conexión con la base de datos el usuario puede realizar cualquier tipo de tarea con la base de datos a las que tenga permiso:</text:p>
      <text:list text:style-name="L1">
        <text:list-item>
          <text:p text:style-name="P1"><text:span text:style-name="T7">consultas</text:span> (SELECT),</text:p>
        </text:list-item>
        <text:list-item>
          <text:p text:style-name="P1"><text:span text:style-name="T8">creación,</text:span><text:span text:style-name="T9"> </text:span><text:span text:style-name="T10">modificación</text:span><text:span text:style-name="T11"> </text:span><text:span text:style-name="T12">y</text:span><text:span text:style-name="T13"> </text:span><text:span text:style-name="T14">borrado</text:span><text:span text:style-name="T15"> </text:span><text:span text:style-name="T16">de</text:span><text:span text:style-name="T17"> </text:span><text:span text:style-name="T18">tablas</text:span>,</text:p>
        </text:list-item>
        <text:list-item>
          <text:p text:style-name="P1"><text:span text:style-name="T19">ejecución</text:span><text:span text:style-name="T20"> </text:span><text:span text:style-name="T21">de</text:span><text:span text:style-name="T22"> </text:span><text:span text:style-name="T23">procedimientos</text:span><text:span text:style-name="T24"> </text:span><text:span text:style-name="T25">almacenados</text:span>,</text:p>
        </text:list-item>
        <text:list-item>
          <text:p text:style-name="P1">etc.</text:p>
        </text:list-item>
      </text:list>
      <text:h text:style-name="Heading_20_1" text:outline-level="1">Crear una conexión</text:h>
      <text:p text:style-name="P2">// Parámetros de conexión</text:p>
      <text:p text:style-name="P3">String driver <text:s text:c="2"/>= "com.mysql.jdbc.Driver";</text:p>
      <text:p text:style-name="P4">String url <text:s text:c="5"/>= "jdbc:mysql://localhost/ejemplo";</text:p>
      <text:p text:style-name="P5">String user <text:s text:c="4"/>= "root";</text:p>
      <text:p text:style-name="P6">String password = "Pa$.w0rd";</text:p>
      <text:p text:style-name="P7"/>
      <text:p text:style-name="P8">// Registramos la clase con la que nos vamos a conectar (depende de la BD)</text:p>
      <text:p text:style-name="P9">Class.forName(driver);</text:p>
      <text:p text:style-name="P10"/>
      <text:p text:style-name="P11">// Establecemos una conexión con la base de datos</text:p>
      <text:p text:style-name="P12">conexion = DriverManager.getConnection(url, user, password);</text:p>
      <text:p text:style-name="P13"/>
      <text:p text:style-name="P14">// Si no queremos que se ejecute el commit automáticamente</text:p>
      <text:p text:style-name="P15">conexion.setAutoCommit(false);</text:p>
      <text:h text:style-name="Heading_20_1" text:outline-level="1">Cerrar una conexión</text:h>
      <text:p text:style-name="First_20_paragraph">Antes de cerrar, si queremos hacer un <text:span text:style-name="T26">commit</text:span>:</text:p>
      <text:p text:style-name="P16">conexion.commit();</text:p>
      <text:p text:style-name="First_20_paragraph">Antes de cerrar, si queremos hacer un <text:span text:style-name="T27">rollback</text:span>:</text:p>
      <text:p text:style-name="P17">conexion.rollback();</text:p>
      <text:p text:style-name="First_20_paragraph">Cerrar siembre en una clausula <text:span text:style-name="T28">finally</text:span></text:p>
      <text:p text:style-name="P18">conexion.close();</text:p>
      <text:h text:style-name="Heading_20_1" text:outline-level="1">Actualizaciones</text:h>
      <text:p text:style-name="P19">Statement sentencia = null;</text:p>
      <text:p text:style-name="P20">try {</text:p>
      <text:p text:style-name="P21"><text:s text:c="4"/>sentencia = conexion.createStatement();</text:p>
      <text:p text:style-name="P22"><text:s text:c="4"/>int numeroDeFilasActualizadas = sentencia.executeUpdate(</text:p>
      <text:p text:style-name="P23"><text:s text:c="8"/>"INSERT... o UPDATE... o DELETE...");</text:p>
      <text:p text:style-name="P24">} catch (Exception e) {</text:p>
      <text:p text:style-name="P25"><text:s text:c="4"/>throw e;</text:p>
      <text:p text:style-name="P26">} finally {</text:p>
      <text:p text:style-name="P27"><text:s text:c="4"/>try {</text:p>
      <text:p text:style-name="P28"><text:s text:c="8"/>if (sentencia != null) sentencia.close();</text:p>
      <text:p text:style-name="P29"><text:s text:c="4"/>} catch(Exception e) {</text:p>
      <text:p text:style-name="P30"><text:s text:c="8"/>log.warn("error cerrando sentencia", e);</text:p>
      <text:p text:style-name="P31"><text:s text:c="4"/>}</text:p>
      <text:p text:style-name="P32">}</text:p>
      <text:h text:style-name="Heading_20_1" text:outline-level="1">Actualizaciones con parámetros</text:h>
      <text:p text:style-name="P33">PreparedStatement sentencia = null;</text:p>
      <text:p text:style-name="P34">try {</text:p>
      <text:p text:style-name="P35"><text:s text:c="4"/>sentencia = conexion.preparedStatement(</text:p>
      <text:p text:style-name="P36"><text:s text:c="8"/>"INSERT... o UPDATE... o DELETE..." +</text:p>
      <text:p text:style-name="P37"><text:s text:c="8"/>"WHERE COLUMNA1 = ? AND COLUMNA2 = ?");</text:p>
      <text:p text:style-name="P38"><text:s text:c="4"/>sentencia.setInt(1, numeroParaColumna1);</text:p>
      <text:p text:style-name="P39"><text:s text:c="4"/>sentencia.setString(2, cadenaParaColumna2);</text:p>
      <text:p text:style-name="P40"><text:s text:c="4"/>int numeroDeFilasActualizadas = sentencia.executeUpdate();</text:p>
      <text:p text:style-name="P41">} catch (Exception e) {</text:p>
      <text:p text:style-name="P42"><text:s text:c="4"/>throw e;</text:p>
      <text:p text:style-name="P43">} finally {</text:p>
      <text:p text:style-name="P44"><text:s text:c="4"/>try {</text:p>
      <text:p text:style-name="P45"><text:s text:c="8"/>if (sentencia != null) sentencia.close();</text:p>
      <text:p text:style-name="P46"><text:s text:c="4"/>} catch(Exception e) {</text:p>
      <text:p text:style-name="P47"><text:s text:c="8"/>log.warn("error cerrando sentencia", e);</text:p>
      <text:p text:style-name="P48"><text:s text:c="4"/>}</text:p>
      <text:p text:style-name="P49">}</text:p>
      <text:h text:style-name="Heading_20_1" text:outline-level="1">Consultas</text:h>
      <text:p text:style-name="P50">Statement sentencia = null;</text:p>
      <text:p text:style-name="P51">ResultSet cursor = null</text:p>
      <text:p text:style-name="P52">try {</text:p>
      <text:p text:style-name="P53"><text:s text:c="4"/>sentencia = conexion.createStatement();</text:p>
      <text:p text:style-name="P54"><text:s text:c="4"/>cursor = sentencia.executeQuery("SELECT...");</text:p>
      <text:p text:style-name="P55"><text:s text:c="6"/>while(cursor.next()) {</text:p>
      <text:p text:style-name="P56"><text:s text:c="12"/>String fila = cursor.getString("nombreColumna1") + ", " </text:p>
      <text:p text:style-name="P57"><text:s text:c="24"/>+ cursor.getString("nombreColumna2") ...;</text:p>
      <text:p text:style-name="P58"><text:s text:c="12"/>System.out.println(fila);</text:p>
      <text:p text:style-name="P59"><text:s text:c="6"/>}</text:p>
      <text:p text:style-name="P60">} catch (Exception e) {</text:p>
      <text:p text:style-name="P61"><text:s text:c="4"/>throw e;</text:p>
      <text:p text:style-name="P62">} finally {</text:p>
      <text:p text:style-name="P63"><text:s text:c="4"/>// cerrar cursor</text:p>
      <text:p text:style-name="P64"><text:s text:c="4"/>// cerrar consulta</text:p>
      <text:p text:style-name="P65">}</text:p>
      <text:h text:style-name="Heading_20_1" text:outline-level="1">Consultas con parámetros</text:h>
      <text:p text:style-name="P66">PreparedStatement sentencia = null;</text:p>
      <text:p text:style-name="P67">ResultSet cursor = null</text:p>
      <text:p text:style-name="P68">try {</text:p>
      <text:p text:style-name="P69"><text:s text:c="4"/>sentencia = conexion.preparedStatement(</text:p>
      <text:p text:style-name="P70"><text:s text:c="8"/>"SELECT... WHERE COLUMNA1 = ? AND COLUMNA2 = ?");</text:p>
      <text:p text:style-name="P71"><text:s text:c="4"/>sentencia.setInt(1, numeroParaColumna1);</text:p>
      <text:p text:style-name="P72"><text:s text:c="4"/>sentencia.setString(2, cadenaParaColumna2);</text:p>
      <text:p text:style-name="P73"><text:s text:c="4"/>cursor = sentencia.executeQuery();</text:p>
      <text:p text:style-name="P74"><text:s text:c="6"/>while(cursor.next()) {</text:p>
      <text:p text:style-name="P75"><text:s text:c="10"/>String fila = cursor.getString("nombreColumna1") + ", " </text:p>
      <text:p text:style-name="P76"><text:s text:c="22"/>+ cursor.getString("nombreColumna2") ...;</text:p>
      <text:p text:style-name="P77"><text:s text:c="10"/>System.out.println(fila);</text:p>
      <text:p text:style-name="P78"><text:s text:c="6"/>}</text:p>
      <text:p text:style-name="P79">} catch (Exception e) {</text:p>
      <text:p text:style-name="P80"><text:s text:c="4"/>e.printStackTrace();</text:p>
      <text:p text:style-name="P81">} finally {</text:p>
      <text:p text:style-name="P82"><text:s text:c="4"/>// cerrar cursor</text:p>
      <text:p text:style-name="P83"><text:s text:c="4"/>// cerrar consulta</text:p>
      <text:p text:style-name="P84">}</text:p>
      <text:h text:style-name="Heading_20_1" text:outline-level="1">Imprimir consulta con MetaData</text:h>
      <text:p text:style-name="P85">ResultSetMetaData rsmd = resultSet.getMetaData();</text:p>
      <text:p text:style-name="P86">while(cursor.next()) {</text:p>
      <text:p text:style-name="P87"><text:s text:c="4"/>StringBuilder fila = new StringBuilder("");</text:p>
      <text:p text:style-name="P88"><text:s text:c="4"/>for (int i = 1; i &lt;= rsmd.getColumnCount(); i++) {</text:p>
      <text:p text:style-name="P89"><text:s text:c="8"/>fila.append(rsmd.getColumnName());</text:p>
      <text:p text:style-name="P90"><text:s text:c="8"/>fila.append("=");</text:p>
      <text:p text:style-name="P91"><text:s text:c="8"/>fila.append(resultSet.getString(i));</text:p>
      <text:p text:style-name="P92"><text:s text:c="8"/>fila.append("\t");</text:p>
      <text:p text:style-name="P93"><text:s text:c="4"/>}</text:p>
      <text:p text:style-name="P94"><text:s text:c="4"/>System.out.println(fila);</text:p>
      <text:p text:style-name="P9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abajo con bases de datos mediante JDBC</dc:title>
  </office:meta>
</office:document-meta>
</file>